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2pt" style:font-size-asian="12pt" style:font-size-complex="12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 style:family="paragraph" style:parent-style-name="Heading_20_5">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Heading_20_1">
      <style:paragraph-properties fo:margin-left="0in" fo:margin-right="0in" fo:text-indent="0in" style:auto-text-indent="true" fo:break-before="page"/>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nventions Used in the Book </text:h>
      <text:p text:style-name="P2">The various styles used in the book along with their meaning, are listed below. The basic paragraph format is the font you see here with each paragraph indented. </text:p>
      <text:p text:style-name="P2"/>
      <text:p text:style-name="P2">Information that is supplemental to the topic being discussed will be presented in the format below. </text:p>
      <text:p text:style-name="P2"/>
      <text:p text:style-name="supplemental">These colored boxes have additional, supplemental or historical information associated with the current topic being discussed. </text:p>
      <text:p text:style-name="P2"/>
      <text:p text:style-name="P2">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2"/>
      <text:list xml:id="list3807065011" text:style-name="Numbering_20_1">
        <text:list-item>
          <text:p text:style-name="code">Cls </text:p>
        </text:list-item>
        <text:list-item>
          <text:p text:style-name="code">Print "Hello World From FreeBasic!" </text:p>
        </text:list-item>
        <text:list-item>
          <text:p text:style-name="code">Sleep </text:p>
        </text:list-item>
        <text:list-item>
          <text:p text:style-name="code">End </text:p>
        </text:list-item>
      </text:list>
      <text:h text:style-name="P4" text:outline-level="5">Listing 1: helloworld.bas </text:h>
      <text:p text:style-name="P2">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2"/>
      <text:p text:style-name="analysis"><text:tab/>Analysis: This will mark the beginning of an analysis section. The code will be discussed using the line numbers referenced in the listing. You do not type the numbers in the editor. </text:p>
      <text:p text:style-name="P2"/>
      <text:p text:style-name="P2">The output of a program is listed in a fixed font and enclosed in a gray box as shown below. This output is given so you can compare the results to see if you have entered the program correctly. </text:p>
      <text:p text:style-name="P2"/>
      <text:p text:style-name="output">Hello World from FreeBasic! </text:p>
      <text:h text:style-name="Heading_20_5" text:outline-level="5">Output 1: program.bas </text:h>
      <text:p text:style-name="P3"><text:span text:style-name="T1">A potential problem is shown with a Caution paragraph. It is formatted similarly to</text:span> the Analysis paragraph. </text:p>
      <text:p text:style-name="P3"/>
      <text:p text:style-name="analysis">Caution This style will alert you to potential problems and offer some remedies or tips to avoid them. </text:p>
      <text:p text:style-name="P1"/>
      <text:p text:style-name="P3">If we look at the fact, we shall find that the great inventions of the age are not, with us at least, always produced in universities. </text:p>
      <text:p text:style-name="P3"/>
      <text:p text:style-name="P3">Charles Babbage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Numbering_20_1" style:class="text" style:master-page-name="">
      <style:paragraph-properties fo:margin-left="0.2189in" fo:margin-right="0in" fo:margin-top="0in" fo:margin-bottom="0in" loext:contextual-spacing="false" fo:text-indent="-0.0728in" style:auto-text-indent="false" style:page-number="auto" fo:padding="0in" fo:border-left="0.99pt solid #000000" fo:border-right="none" fo:border-top="none" fo:border-bottom="none" style:shadow="none" text:number-lines="true" text:line-number="1">
        <style:tab-stops/>
      </style:paragraph-properties>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9-02-03T06:03:08.102138958</dc:date>
    <meta:editing-duration>PT26M43S</meta:editing-duration>
    <meta:editing-cycles>6</meta:editing-cycles>
    <meta:generator>LibreOffice/6.0.7.3$Linux_X86_64 LibreOffice_project/00m0$Build-3</meta:generator>
    <meta:document-statistic meta:table-count="0" meta:image-count="0" meta:object-count="0" meta:page-count="2" meta:paragraph-count="20" meta:word-count="368" meta:character-count="2093" meta:non-whitespace-character-count="1728"/>
    <meta:template xlink:type="simple" xlink:actuate="onRequest" xlink:title="" xlink:href="../fbeginnerm.odm" meta:date="2019-02-02T12:54:00.818565914"/>
  </office:meta>
</office:document-meta>
</file>